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EBC41A6293732F30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6.584cm" svg:y="1.592cm">
            <draw:object draw:notify-on-update-of-ranges="Sheet1.A2:Sheet1.A9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alogRead()</text:p>
          </table:table-cell>
          <table:table-cell office:value-type="string" calcext:value-type="string">
            <text:p>T [C]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7T20:25:56.998000000</meta:creation-date>
    <dc:date>2022-12-27T23:19:18.060000000</dc:date>
    <meta:editing-duration>PT2H43M11S</meta:editing-duration>
    <meta:editing-cycles>1</meta:editing-cycles>
    <meta:document-statistic meta:table-count="1" meta:cell-count="18" meta:object-count="1"/>
    <meta:generator>LibreOffice/7.1.5.2$Windows_X86_64 LibreOffice_project/85f04e9f809797b8199d13c421bd8a2b025d52b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EBC41A6293732F30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2">
      <style:text-properties fo:font-style="italic" fo:font-weight="bol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61cm" svg:y="0.316cm" chart:style-name="ch2">
          <text:p>analogRead(T)</text:p>
        </chart:title>
        <chart:legend chart:legend-position="end" svg:x="11.902cm" svg:y="3.954cm" style:legend-expansion="high" chart:style-name="ch3"/>
        <chart:plot-area chart:style-name="ch4" table:cell-range-address="Sheet1.A2:Sheet1.B9" svg:x="1.33cm" svg:y="1.275cm" svg:width="10.253cm" svg:height="6.569cm">
          <chart:coordinate-region svg:x="1.951cm" svg:y="1.474cm" svg:width="9.352cm" svg:height="5.723cm"/>
          <chart:axis chart:dimension="x" chart:name="primary-x" chart:style-name="ch5">
            <chart:title svg:x="5.261cm" svg:y="8.024cm" chart:style-name="ch6">
              <text:p>analogRead [ / 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4.947cm" chart:style-name="ch10">
              <text:p>T [C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B2:Sheet1.B9" chart:class="chart:scatter">
            <chart:domain table:cell-range-address="Sheet1.A2:Sheet1.A9"/>
            <chart:regression-curve chart:style-name="ch12">
              <chart:equation chart:display-equation="true" chart:display-r-square="false" svg:x="6.318cm" svg:y="5.47cm" chart:style-name="ch13"/>
            </chart:regression-curve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6">
                <text:p>476</text:p>
                <draw:g>
                  <svg:desc>Sheet1.A2:Sheet1.A9</svg:desc>
                </draw:g>
              </table:table-cell>
              <table:table-cell office:value-type="float" office:value="22">
                <text:p>22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6">
                <text:p>5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1">
                <text:p>6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0">
                <text:p>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0">
                <text:p>8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3">
                <text:p>8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2">
                <text:p>902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